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fbc" officeooo:paragraph-rsid="0005cfbc"/>
    </style:style>
    <style:style style:name="P2" style:family="paragraph" style:parent-style-name="Standard">
      <style:text-properties officeooo:rsid="0009c75b" officeooo:paragraph-rsid="0009c75b"/>
    </style:style>
    <style:style style:name="P3" style:family="paragraph" style:parent-style-name="Standard">
      <style:text-properties officeooo:rsid="0005cfbc" officeooo:paragraph-rsid="000b9f66"/>
    </style:style>
    <style:style style:name="P4" style:family="paragraph" style:parent-style-name="Standard">
      <style:text-properties officeooo:rsid="000b9f66" officeooo:paragraph-rsid="000b9f66"/>
    </style:style>
    <style:style style:name="T1" style:family="text">
      <style:text-properties officeooo:rsid="000746cb"/>
    </style:style>
    <style:style style:name="T2" style:family="text">
      <style:text-properties officeooo:rsid="000b9f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GIAO THỨC:</text:p>
      <text:p text:style-name="P1"/>
      <text:p text:style-name="P1">1. Sever lằng nghe ở cổng 9000 có địa chỉ ip 127.0.0.10</text:p>
      <text:p text:style-name="P1">2. Client gửi Hello tới server, server trả lời <text:span text:style-name="T1">H</text:span> để bắt đầu phiên làm việc</text:p>
      <text:p text:style-name="P1">3. Client gửi lệnh File để yêu cầu lấy file từ server</text:p>
      <text:p text:style-name="P1">4. Server gửi F để đồng ý yêu cầu file từ server</text:p>
      <text:p text:style-name="P1">5. Client nhập tên file</text:p>
      <text:p text:style-name="P1">6. Nếu file không tồn tại trong thư mục của server, server gửi về N</text:p>
      <text:p text:style-name="P3">7. Nếu file tồn tại, server gửi về OK. <text:span text:style-name="T2">Client gửi FileName để nhận tên file</text:span></text:p>
      <text:p text:style-name="P4">8. Server trả về tên file, Client gửi FileSize để xác nhận đã nhận tên file</text:p>
      <text:p text:style-name="P4">9 Server trả về kích thước file, Client gửi OK để xác nhận đã có kích thước file</text:p>
      <text:p text:style-name="P1"><text:span text:style-name="T2">10</text:span>. Client gửi Quit để kết thúc phiên làm việc</text:p>
      <text:p text:style-name="P1"><text:span text:style-name="T2">11</text:span>. Server gửi lại Q và kết thúc phiên làm việc, client kết thúc phiên làm việc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05:00:04.442755040</meta:creation-date>
    <meta:editing-duration>PT1H56S</meta:editing-duration>
    <meta:editing-cycles>4</meta:editing-cycles>
    <meta:generator>LibreOffice/6.4.6.2$Linux_X86_64 LibreOffice_project/40$Build-2</meta:generator>
    <dc:date>2020-10-19T15:45:11.884015415</dc:date>
    <meta:document-statistic meta:table-count="0" meta:image-count="0" meta:object-count="0" meta:page-count="1" meta:paragraph-count="12" meta:word-count="151" meta:character-count="685" meta:non-whitespace-character-count="546"/>
  </office:meta>
</office:document-meta>
</file>